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.ge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Context.isActi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Context.addTransactionContextListener( final TransactionContex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Context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Context.setSharedConnection( Connection shared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Context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TransactionContext( TransactionRegistry transactionRegistry , Transaction trans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Context.getShare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